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0.933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PO_ne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Success</text:p>
          </table:table-cell>
          <table:table-cell office:value-type="string" calcext:value-type="string">
            <text:p>Hits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Miss rat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([.C2])/([.B2]+[.C2])" office:value-type="float" office:value="0.714285714285714" calcext:value-type="float">
            <text:p>0,71428571428571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formula="of:=([.C3])/([.B3]+[.C3])" office:value-type="float" office:value="0.785714285714286" calcext:value-type="float">
            <text:p>0,78571428571428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formula="of:=([.C4])/([.B4]+[.C4])" office:value-type="float" office:value="0.8125" calcext:value-type="float">
            <text:p>0,812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table:formula="of:=([.C5])/([.B5]+[.C5])" office:value-type="float" office:value="0.875" calcext:value-type="float">
            <text:p>0,87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98" calcext:value-type="float">
            <text:p>198</text:p>
          </table:table-cell>
          <table:table-cell table:formula="of:=([.C6])/([.B6]+[.C6])" office:value-type="float" office:value="0.895927601809955" calcext:value-type="float">
            <text:p>0,89592760180995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653" calcext:value-type="float">
            <text:p>653</text:p>
          </table:table-cell>
          <table:table-cell table:formula="of:=([.C7])/([.B7]+[.C7])" office:value-type="float" office:value="0.904432132963989" calcext:value-type="float">
            <text:p>0,90443213296398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table:formula="of:=([.C8])/([.B8]+[.C8])" office:value-type="float" office:value="0.794871794871795" calcext:value-type="float">
            <text:p>0,79487179487179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01" calcext:value-type="float">
            <text:p>201</text:p>
          </table:table-cell>
          <table:table-cell table:formula="of:=([.C9])/([.B9]+[.C9])" office:value-type="float" office:value="0.881578947368421" calcext:value-type="float">
            <text:p>0,88157894736842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19" calcext:value-type="float">
            <text:p>119</text:p>
          </table:table-cell>
          <table:table-cell table:formula="of:=([.C10])/([.B10]+[.C10])" office:value-type="float" office:value="0.868613138686131" calcext:value-type="float">
            <text:p>0,86861313868613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table:formula="of:=([.C11])/([.B11]+[.C11])" office:value-type="float" office:value="0.825" calcext:value-type="float">
            <text:p>0,82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13" calcext:value-type="float">
            <text:p>113</text:p>
          </table:table-cell>
          <table:table-cell table:formula="of:=([.C12])/([.B12]+[.C12])" office:value-type="float" office:value="0.862595419847328" calcext:value-type="float">
            <text:p>0,86259541984732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table:formula="of:=([.C13])/([.B13]+[.C13])" office:value-type="float" office:value="0.831683168316832" calcext:value-type="float">
            <text:p>0,83168316831683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55" calcext:value-type="float">
            <text:p>155</text:p>
          </table:table-cell>
          <table:table-cell table:formula="of:=([.C14])/([.B14]+[.C14])" office:value-type="float" office:value="0.870786516853933" calcext:value-type="float">
            <text:p>0,870786516853933</text:p>
          </table:table-cell>
          <table:table-cell table:number-columns-repeated="1020"/>
        </table:table-row>
        <table:table-row table:style-name="ro1">
          <table:table-cell table:style-name="ce1" table:formula="of:=AVERAGE([.A2:.A14])" office:value-type="percentage" office:value="1" calcext:value-type="percentage">
            <text:p>100,00%</text:p>
          </table:table-cell>
          <table:table-cell table:style-name="ce2" table:formula="of:=AVERAGE([.B2:.B14])" office:value-type="float" office:value="22.3076923076923" calcext:value-type="float">
            <text:p>22,3076923076923</text:p>
          </table:table-cell>
          <table:table-cell table:style-name="ce2" table:formula="of:=AVERAGE([.C2:.C14])" office:value-type="float" office:value="148.769230769231" calcext:value-type="float">
            <text:p>148,769230769231</text:p>
          </table:table-cell>
          <table:table-cell table:style-name="ce1" table:formula="of:=AVERAGE([.D2:.D14])" office:value-type="percentage" office:value="0.840229901593722" calcext:value-type="percentage">
            <text:p>84,02%</text:p>
          </table:table-cell>
          <table:table-cell table:style-name="ce2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3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5-23T15:57:00.100769592</dc:date>
    <meta:editing-duration>PT2M26S</meta:editing-duration>
    <meta:editing-cycles>1</meta:editing-cycles>
    <meta:document-statistic meta:table-count="1" meta:cell-count="60" meta:object-count="0"/>
  </office:meta>
</office:document-meta>
</file>